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150" officeooo:paragraph-rsid="001081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FORMATION</text:p>
      <text:p text:style-name="P1"><text:tab/>NOM DU CHAMP</text:p>
      <text:p text:style-name="P1"><text:tab/>TYPE DE CHAMP</text:p>
      <text:p text:style-name="P1">1. Le code journal de l'écriture comptable (à blanc si non utilisé)</text:p>
      <text:p text:style-name="P1"><text:tab/>JournalCode</text:p>
      <text:p text:style-name="P1"><text:tab/>Alphanumérique</text:p>
      <text:p text:style-name="P1">2. Le libellé journal de l'écriture comptable (à blanc si non utilisé)</text:p>
      <text:p text:style-name="P1"><text:tab/>JournalLib</text:p>
      <text:p text:style-name="P1"><text:tab/>Alphanumérique</text:p>
      <text:p text:style-name="P1">3. Le numéro sur une séquence continue de l'écriture comptable</text:p>
      <text:p text:style-name="P1"><text:tab/>EcritureNum</text:p>
      <text:p text:style-name="P1"><text:tab/>Alphanumérique</text:p>
      <text:p text:style-name="P1">4. La date de comptabilisation de l'écriture comptable</text:p>
      <text:p text:style-name="P1"><text:tab/>EcritureDate</text:p>
      <text:p text:style-name="P1"><text:tab/>Date</text:p>
      <text:p text:style-name="P1">5. Le numéro de compte (à blanc si non utilisé)</text:p>
      <text:p text:style-name="P1"><text:tab/>CompteNum</text:p>
      <text:p text:style-name="P1"><text:tab/>Alphanumérique</text:p>
      <text:p text:style-name="P1">6. Le libellé de compte</text:p>
      <text:p text:style-name="P1"><text:tab/>CompteLib</text:p>
      <text:p text:style-name="P1"><text:tab/>Alphanumérique</text:p>
      <text:p text:style-name="P1">7. Le numéro de compte auxiliaire (à blanc si non utilisé)</text:p>
      <text:p text:style-name="P1"><text:tab/>CompAuxNum</text:p>
      <text:p text:style-name="P1"><text:tab/>Alphanumérique</text:p>
      <text:p text:style-name="P1">8. Le libellé de compte auxiliaire (à blanc si non utilisé)</text:p>
      <text:p text:style-name="P1"><text:tab/>CompAuxLib</text:p>
      <text:p text:style-name="P1"><text:tab/>Alphanumérique</text:p>
      <text:p text:style-name="P1">9. La référence de la pièce justificative</text:p>
      <text:p text:style-name="P1"><text:tab/>PieceRef</text:p>
      <text:p text:style-name="P1"><text:tab/>Alphanumérique</text:p>
      <text:p text:style-name="P1">10. La date de la pièce justificative</text:p>
      <text:p text:style-name="P1"><text:tab/>PieceDate</text:p>
      <text:p text:style-name="P1"><text:tab/>Date</text:p>
      <text:p text:style-name="P1">11. Le libellé de l'écriture comptable</text:p>
      <text:p text:style-name="P1"><text:tab/>EcritureLib</text:p>
      <text:p text:style-name="P1"><text:tab/>Alphanumérique</text:p>
      <text:p text:style-name="P1">12. Le montant au débit</text:p>
      <text:p text:style-name="P1"><text:tab/>Debit</text:p>
      <text:p text:style-name="P1"><text:tab/>Numérique</text:p>
      <text:p text:style-name="P1">13. Le montant au crédit</text:p>
      <text:p text:style-name="P1"><text:tab/>Crédit</text:p>
      <text:p text:style-name="P1"><text:tab/>Numérique</text:p>
      <text:p text:style-name="P1">14. Le lettrage de l'écriture (à blanc si non utilisé)</text:p>
      <text:p text:style-name="P1"><text:tab/>EcritureLet</text:p>
      <text:p text:style-name="P1"><text:tab/>Alphanumérique</text:p>
      <text:p text:style-name="P1">15. La date de lettrage (à blanc si non utilisé)</text:p>
      <text:p text:style-name="P1"><text:tab/>DateLet</text:p>
      <text:p text:style-name="P1"><text:tab/>Date</text:p>
      <text:p text:style-name="P1">16. La date de validation de l'écriture comptable</text:p>
      <text:p text:style-name="P1"><text:tab/>ValidDate</text:p>
      <text:p text:style-name="P1"><text:tab/>Date</text:p>
      <text:p text:style-name="P1"><text:soft-page-break/>17. Le montant en devise (à blanc si non utilisé)</text:p>
      <text:p text:style-name="P1"><text:tab/>Montantdevise</text:p>
      <text:p text:style-name="P1"><text:tab/>Numérique</text:p>
      <text:p text:style-name="P1">18. L'identifiant de la devise (à blanc si non utilisé)</text:p>
      <text:p text:style-name="P1"><text:tab/>Idevise</text:p>
      <text:p text:style-name="P1"><text:tab/>Alphanumérique</text:p>
      <text:p text:style-name="P1">19. La date de règlement</text:p>
      <text:p text:style-name="P1"><text:tab/>DateRglt</text:p>
      <text:p text:style-name="P1"><text:tab/>Date</text:p>
      <text:p text:style-name="P1">20. Le mode de règlement</text:p>
      <text:p text:style-name="P1"><text:tab/>ModeRglt</text:p>
      <text:p text:style-name="P1"><text:tab/>Alphanumérique</text:p>
      <text:p text:style-name="P1">21. La nature de l'opération (à blanc si non utilisé)</text:p>
      <text:p text:style-name="P1"><text:tab/>NatOp</text:p>
      <text:p text:style-name="P1"><text:tab/>Alphanumérique</text:p>
      <text:p text:style-name="P1">22. L'identification du client (à blanc si non utilisé)</text:p>
      <text:p text:style-name="P1"><text:tab/>IdClient</text:p>
      <text:p text:style-name="P1"><text:tab/>Alphanumériq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09:04:07.980573962</meta:creation-date>
    <meta:generator>LibreOffice/4.1.6.2$Linux_x86 LibreOffice_project/410m0$Build-2</meta:generator>
    <dc:date>2014-06-20T13:12:06.275745941</dc:date>
    <meta:editing-duration>P0D</meta:editing-duration>
    <meta:editing-cycles>1</meta:editing-cycles>
    <meta:document-statistic meta:table-count="0" meta:image-count="0" meta:object-count="0" meta:page-count="2" meta:paragraph-count="69" meta:word-count="237" meta:character-count="1537" meta:non-whitespace-character-count="1322"/>
  </office:meta>
</office:document-meta>
</file>